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2" svg:font-family="'DejaVu Sans Condensed'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fddd4" officeooo:paragraph-rsid="002fddd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4e802c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3357ff" officeooo:paragraph-rsid="0053432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tyle="italic" officeooo:rsid="00425c7b" officeooo:paragraph-rsid="00425c7b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tyle="italic" officeooo:rsid="00425c7b" officeooo:paragraph-rsid="004378b5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italic" officeooo:rsid="00425c7b" officeooo:paragraph-rsid="00425c7b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officeooo:rsid="00425c7b" officeooo:paragraph-rsid="004378b5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officeooo:paragraph-rsid="001c0208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7d794" officeooo:paragraph-rsid="004e802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e802c" officeooo:paragraph-rsid="004e802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25c7b" officeooo:paragraph-rsid="00425c7b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25c7b" officeooo:paragraph-rsid="004378b5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25c7b" officeooo:paragraph-rsid="004378b5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25c7b" officeooo:paragraph-rsid="00461663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25c7b" officeooo:paragraph-rsid="004378b5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25c7b" officeooo:paragraph-rsid="005b84f4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6302" officeooo:paragraph-rsid="003b6302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fddd4" officeooo:paragraph-rsid="002fddd4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fddd4" officeooo:paragraph-rsid="00669e6b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78b5" officeooo:paragraph-rsid="004378b5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78b5" officeooo:paragraph-rsid="004378b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378b5" officeooo:paragraph-rsid="004e802c" style:font-size-asian="12pt" style:font-weight-asian="normal" style:font-size-complex="12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bb86" officeooo:paragraph-rsid="0053432f" style:font-size-asian="12pt" style:font-weight-asian="normal" style:font-size-complex="12pt" style:font-weight-complex="normal"/>
    </style:style>
    <style:style style:name="P26" style:family="paragraph" style:parent-style-name="Standard" style:list-style-name="L8">
      <style:text-properties style:text-line-through-style="none" style:text-line-through-type="none" style:font-name="DejaVu Sans Condensed" fo:font-size="12pt" officeooo:rsid="0062c0e6" officeooo:paragraph-rsid="0065c514" style:font-size-asian="12pt" style:font-size-complex="12pt"/>
    </style:style>
    <style:style style:name="P27" style:family="paragraph" style:parent-style-name="Standard" style:list-style-name="L8">
      <style:text-properties style:text-line-through-style="none" style:text-line-through-type="none" style:font-name="DejaVu Sans Condensed" fo:font-size="12pt" officeooo:rsid="00179cd7" officeooo:paragraph-rsid="0053432f" style:font-size-asian="12pt" style:font-size-complex="12pt"/>
    </style:style>
    <style:style style:name="P28" style:family="paragraph" style:parent-style-name="Standard" style:list-style-name="L8">
      <style:text-properties style:text-line-through-style="none" style:text-line-through-type="none" style:font-name="DejaVu Sans Condensed" fo:font-size="12pt" officeooo:rsid="0049bb86" officeooo:paragraph-rsid="0053432f" style:font-size-asian="12pt" style:font-size-complex="12pt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rsid="00425c7b" officeooo:paragraph-rsid="004378b5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rsid="004378b5" officeooo:paragraph-rsid="004378b5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57c784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425c7b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4378b5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5b84f4"/>
    </style:style>
    <style:style style:name="P35" style:family="paragraph" style:parent-style-name="Standard" style:list-style-name="L5">
      <style:paragraph-properties fo:text-align="start" style:justify-single-word="false"/>
      <style:text-properties officeooo:paragraph-rsid="004378b5"/>
    </style:style>
    <style:style style:name="P36" style:family="paragraph" style:parent-style-name="Standard" style:list-style-name="L5">
      <style:paragraph-properties fo:text-align="start" style:justify-single-word="false"/>
      <style:text-properties officeooo:paragraph-rsid="005b84f4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69039e" officeooo:paragraph-rsid="0069039e"/>
    </style:style>
    <style:style style:name="P38" style:family="paragraph" style:parent-style-name="Standard" style:list-style-name="L5">
      <style:paragraph-properties fo:text-align="start" style:justify-single-word="false"/>
      <style:text-properties officeooo:rsid="004378b5" officeooo:paragraph-rsid="004378b5"/>
    </style:style>
    <style:style style:name="P39" style:family="paragraph" style:parent-style-name="Standard" style:list-style-name="L5">
      <style:paragraph-properties fo:text-align="start" style:justify-single-word="false"/>
      <style:text-properties officeooo:rsid="00425c7b" officeooo:paragraph-rsid="004378b5"/>
    </style:style>
    <style:style style:name="P40" style:family="paragraph" style:parent-style-name="Standard" style:list-style-name="L8">
      <style:text-properties officeooo:paragraph-rsid="0065c514"/>
    </style:style>
    <style:style style:name="P41" style:family="paragraph" style:parent-style-name="Standard" style:list-style-name="L8">
      <style:text-properties officeooo:paragraph-rsid="0053432f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fddd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378b5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61663" style:font-weight-asian="bold" style:font-weight-complex="bold"/>
    </style:style>
    <style:style style:name="T7" style:family="text">
      <style:text-properties officeooo:rsid="003243c6"/>
    </style:style>
    <style:style style:name="T8" style:family="text">
      <style:text-properties style:font-name="DejaVu Sans Condensed2" fo:font-size="12pt" fo:font-weight="normal" officeooo:rsid="004378b5" style:font-name-asian="DejaVu Sans Condensed2" style:font-size-asian="12pt" style:font-weight-asian="normal" style:font-name-complex="DejaVu Sans Condensed2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4378b5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25c7b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378b5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3432f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56b00c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6deec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67e5b2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69b63f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officeooo:rsid="003148d5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47d794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62c0e6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642993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65c514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style="normal" fo:font-weight="bold" officeooo:rsid="0057c784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style="normal" fo:font-weight="bold" officeooo:rsid="00669e6b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style="normal" fo:font-weight="normal" officeooo:rsid="0057c78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line-through-style="none" style:text-line-through-type="none" style:font-name="DejaVu Sans Condensed1" fo:font-weight="bold" style:font-weight-asian="bold" style:font-name-complex="DejaVu Sans Condensed3" style:font-weight-complex="bold"/>
    </style:style>
    <style:style style:name="T34" style:family="text">
      <style:text-properties officeooo:rsid="00461663"/>
    </style:style>
    <style:style style:name="T35" style:family="text">
      <style:text-properties officeooo:rsid="0044707e"/>
    </style:style>
    <style:style style:name="T36" style:family="text">
      <style:text-properties officeooo:rsid="004e802c"/>
    </style:style>
    <style:style style:name="T37" style:family="text">
      <style:text-properties officeooo:rsid="005055cc"/>
    </style:style>
    <style:style style:name="T38" style:family="text">
      <style:text-properties officeooo:rsid="005b84f4"/>
    </style:style>
    <style:style style:name="T39" style:family="text">
      <style:text-properties officeooo:rsid="0069b6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2">203</text:span><text:span text:style-name="T17"> - </text:span><text:span text:style-name="T22">Ground</text:span><text:span text:style-name="T19"> - </text:span><text:span text:style-name="T18">Preflight</text:span><text:span text:style-name="T17">, </text:span><text:span text:style-name="T18">Performance Limits</text:span></text:p>
      <text:p text:style-name="P2"/>
      <text:p text:style-name="P3"><text:span text:style-name="T35">Preflight</text:span> (<text:span text:style-name="T35">after cold start or from </text:span>hot start) -- <text:span text:style-name="T36">WIP</text:span></text:p>
      <text:list xml:id="list3612369172" text:style-name="L1">
        <text:list-item>
          <text:p text:style-name="P11"><text:span text:style-name="T5">BINGO</text:span> fuel ... <text:span text:style-name="T5">As needed</text:span> (default is 4000 lbs) (fuel panel above right knee)</text:p>
        </text:list-item>
        <text:list-item>
          <text:p text:style-name="P11"><text:span text:style-name="T5">Radios</text:span> ... <text:span text:style-name="T5">As needed</text:span></text:p>
        </text:list-item>
        <text:list-item>
          <text:p text:style-name="P12"><text:span text:style-name="T5">Data link</text:span> ... <text:span text:style-name="T5">Tune to AWACS</text:span> (use Jester menu)</text:p>
        </text:list-item>
        <text:list-item>
          <text:p text:style-name="P31"><text:span text:style-name="T29">ROUNDS</text:span><text:span text:style-name="T32"> counter ... </text:span><text:span text:style-name="T29">6</text:span><text:span text:style-name="T30">8</text:span><text:span text:style-name="T29">0</text:span><text:span text:style-name="T32"> (you actually have 676 rounds) (right instrument panel, next to Hook handle)</text:span></text:p>
        </text:list-item>
        <text:list-item>
          <text:p text:style-name="P37"><text:span text:style-name="T32">I</text:span><text:span text:style-name="T31">f using </text:span><text:span text:style-name="T28">Laser Guided Bombs</text:span><text:span text:style-name="T31">, set laser code for bombs in the built-in kneeboard pages.</text:span></text:p>
        </text:list-item>
      </text:list>
      <text:p text:style-name="P24"/>
      <text:p text:style-name="P4">Performance limits</text:p>
      <text:list xml:id="list2120278477" text:style-name="L8">
        <text:list-item>
          <text:p text:style-name="P26">Fuel: 16200 lbs internal</text:p>
          <text:list>
            <text:list-item>
              <text:p text:style-name="P40"><text:span text:style-name="T27">with </text:span><text:span text:style-name="T25">2x </text:span><text:span text:style-name="T26">external </text:span><text:span text:style-name="T25">tanks </text:span><text:span text:style-name="T26">(</text:span><text:span text:style-name="T25">200</text:span><text:span text:style-name="T26">3</text:span><text:span text:style-name="T25"> lbs ea.</text:span><text:span text:style-name="T26">)</text:span><text:span text:style-name="T25"> = 20205 lbs</text:span></text:p>
            </text:list-item>
          </text:list>
        </text:list-item>
        <text:list-item>
          <text:p text:style-name="P41"><text:span text:style-name="T23">Flaps: 2</text:span><text:span text:style-name="T24">25</text:span><text:span text:style-name="T23"> kts</text:span></text:p>
        </text:list-item>
        <text:list-item>
          <text:p text:style-name="P27">Landing Gear: <text:s/>250 kts</text:p>
        </text:list-item>
        <text:list-item>
          <text:p text:style-name="P28"><text:span text:style-name="T5">Flat spin recovery</text:span>:</text:p>
          <text:list>
            <text:list-item>
              <text:p text:style-name="P28"><text:span text:style-name="T5">Rudder against</text:span> spin.</text:p>
            </text:list-item>
            <text:list-item>
              <text:p text:style-name="P28">Full <text:span text:style-name="T5">stick forward</text:span>.</text:p>
            </text:list-item>
            <text:list-item>
              <text:p text:style-name="P28">Full power on engine on inside of spin, idle power on engine on outside of spin.</text:p>
            </text:list-item>
            <text:list-item>
              <text:p text:style-name="P25">When plane noses down and stops spinning, both engines to idle, center controls, slowly increase throttle and pull up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2" svg:font-family="'DejaVu Sans Condensed'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9H23M19S</meta:editing-duration>
    <meta:editing-cycles>72</meta:editing-cycles>
    <meta:generator>LibreOffice/7.0.3.1$Windows_X86_64 LibreOffice_project/d7547858d014d4cf69878db179d326fc3483e082</meta:generator>
    <dc:date>2022-04-21T10:58:02.684000000</dc:date>
    <meta:document-statistic meta:table-count="0" meta:image-count="0" meta:object-count="0" meta:page-count="1" meta:paragraph-count="17" meta:word-count="156" meta:character-count="825" meta:non-whitespace-character-count="699"/>
  </office:meta>
</office:document-meta>
</file>